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rbel1" svg:font-family="Corbel" style:font-family-generic="system" style:font-pitch="variable"/>
    <style:font-face style:name="Lucida Grande1" svg:font-family="'Lucida Grande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rel-width="100%" fo:margin-top="0in" fo:margin-bottom="0in" table:align="center" style:writing-mode="lr-tb"/>
    </style:style>
    <style:style style:name="Table1.A" style:family="table-column">
      <style:table-column-properties style:rel-column-width="16527*"/>
    </style:style>
    <style:style style:name="Table1.B" style:family="table-column">
      <style:table-column-properties style:rel-column-width="3107*"/>
    </style:style>
    <style:style style:name="Table1.C" style:family="table-column">
      <style:table-column-properties style:rel-column-width="8683*"/>
    </style:style>
    <style:style style:name="Table1.D" style:family="table-column">
      <style:table-column-properties style:rel-column-width="6101*"/>
    </style:style>
    <style:style style:name="Table1.E" style:family="table-column">
      <style:table-column-properties style:rel-column-width="8658*"/>
    </style:style>
    <style:style style:name="Table1.F" style:family="table-column">
      <style:table-column-properties style:rel-column-width="5465*"/>
    </style:style>
    <style:style style:name="Table1.G" style:family="table-column">
      <style:table-column-properties style:rel-column-width="5472*"/>
    </style:style>
    <style:style style:name="Table1.H" style:family="table-column">
      <style:table-column-properties style:rel-column-width="6141*"/>
    </style:style>
    <style:style style:name="Table1.I" style:family="table-column">
      <style:table-column-properties style:rel-column-width="5374*"/>
    </style:style>
    <style:style style:name="Table1.1" style:family="table-row">
      <style:table-row-properties style:min-row-height="0.2146in" fo:keep-together="auto"/>
    </style:style>
    <style:style style:name="Table1.A1" style:family="table-cell">
      <style:table-cell-properties style:vertical-align="middle" fo:background-color="#00b0f0" fo:padding-left="0.075in" fo:padding-right="0.075in" fo:padding-top="0in" fo:padding-bottom="0in" fo:border="0.5pt solid #000001">
        <style:background-image/>
      </style:table-cell-properties>
    </style:style>
    <style:style style:name="Table1.D1" style:family="table-cell">
      <style:table-cell-properties style:vertical-align="middle" fo:background-color="#00b0f0" fo:padding-left="0.075in" fo:padding-right="0.075in" fo:padding-top="0in" fo:padding-bottom="0in" fo:border-left="none" fo:border-right="0.5pt solid #000001" fo:border-top="0.5pt solid #000001" fo:border-bottom="0.5pt solid #000001">
        <style:background-image/>
      </style:table-cell-properties>
    </style:style>
    <style:style style:name="Table1.2" style:family="table-row">
      <style:table-row-properties style:min-row-height="0.2458in" fo:keep-together="auto"/>
    </style:style>
    <style:style style:name="Table1.A3" style:family="table-cell">
      <style:table-cell-properties style:vertical-align="middle" fo:background-color="#f2f2f2" fo:padding-left="0.075in" fo:padding-right="0.075in" fo:padding-top="0in" fo:padding-bottom="0in" fo:border-left="0.5pt solid #000001" fo:border-right="0.5pt solid #000001" fo:border-top="0.5pt solid #000001" fo:border-bottom="none">
        <style:background-image/>
      </style:table-cell-properties>
    </style:style>
    <style:style style:name="Table1.D3" style:family="table-cell">
      <style:table-cell-properties style:vertical-align="middle" fo:background-color="#ffffff" fo:padding-left="0.07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E3" style:family="table-cell">
      <style:table-cell-properties style:vertical-align="middle" fo:background-color="#ffffff" fo:padding-left="0.075in" fo:padding-right="0.075in" fo:padding-top="0in" fo:padding-bottom="0in" fo:border-left="none" fo:border-right="0.5pt solid #000001" fo:border-top="none" fo:border-bottom="0.5pt solid #000001">
        <style:background-image/>
      </style:table-cell-properties>
    </style:style>
    <style:style style:name="Table1.F3" style:family="table-cell">
      <style:table-cell-properties style:vertical-align="middle" fo:background-color="#ffffff" fo:padding-left="0.075in" fo:padding-right="0.075in" fo:padding-top="0in" fo:padding-bottom="0in" fo:border-left="none" fo:border-right="0.5pt solid #000001" fo:border-top="0.5pt solid #000001" fo:border-bottom="0.5pt solid #000001">
        <style:background-image/>
      </style:table-cell-properties>
    </style:style>
    <style:style style:name="Table1.G3" style:family="table-cell">
      <style:table-cell-properties style:vertical-align="middle" fo:background-color="#ffffff" fo:padding-left="0.075in" fo:padding-right="0.075in" fo:padding-top="0in" fo:padding-bottom="0in" fo:border="0.5pt solid #000001">
        <style:background-image/>
      </style:table-cell-properties>
    </style:style>
    <style:style style:name="Table1.4" style:family="table-row">
      <style:table-row-properties style:min-row-height="0.2396in" fo:keep-together="auto"/>
    </style:style>
    <style:style style:name="Table1.A4" style:family="table-cell">
      <style:table-cell-properties style:vertical-align="middle" fo:background-color="#f2f2f2" fo:padding-left="0.075in" fo:padding-right="0.075in" fo:padding-top="0in" fo:padding-bottom="0in" fo:border-left="0.5pt solid #000001" fo:border-right="0.5pt solid #000001" fo:border-top="none" fo:border-bottom="none">
        <style:background-image/>
      </style:table-cell-properties>
    </style:style>
    <style:style style:name="Table1.D4" style:family="table-cell">
      <style:table-cell-properties style:vertical-align="middle" fo:background-color="#ffffff" fo:padding-left="0.075in" fo:padding-right="0.075in" fo:padding-top="0in" fo:padding-bottom="0in" fo:border-left="0.5pt solid #000001" fo:border-right="0.5pt solid #000001" fo:border-top="none" fo:border-bottom="none">
        <style:background-image/>
      </style:table-cell-properties>
    </style:style>
    <style:style style:name="Table1.E4" style:family="table-cell">
      <style:table-cell-properties style:vertical-align="middle" fo:background-color="#ffffff" fo:padding-left="0.07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1.5" style:family="table-row">
      <style:table-row-properties style:min-row-height="0.1833in" fo:keep-together="auto"/>
    </style:style>
    <style:style style:name="Table1.6" style:family="table-row">
      <style:table-row-properties style:min-row-height="0.2208in" fo:keep-together="auto"/>
    </style:style>
    <style:style style:name="Table1.E7" style:family="table-cell">
      <style:table-cell-properties fo:background-color="#ffffff" fo:padding-left="0.07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1.E8" style:family="table-cell">
      <style:table-cell-properties fo:background-color="#ffffff" fo:padding-left="0.07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1.E9" style:family="table-cell">
      <style:table-cell-properties fo:background-color="#ffffff" fo:padding-left="0.075in" fo:padding-right="0.075in" fo:padding-top="0in" fo:padding-bottom="0in" fo:border-left="none" fo:border-right="0.5pt solid #000001" fo:border-top="none" fo:border-bottom="none">
        <style:background-image/>
      </style:table-cell-properties>
    </style:style>
    <style:style style:name="Table1.10" style:family="table-row">
      <style:table-row-properties style:min-row-height="0.2563in" fo:keep-together="auto"/>
    </style:style>
    <style:style style:name="Table1.E10" style:family="table-cell">
      <style:table-cell-properties fo:background-color="#ffffff" fo:padding-left="0.075in" fo:padding-right="0.075in" fo:padding-top="0in" fo:padding-bottom="0in" fo:border-left="none" fo:border-right="0.5pt solid #000001" fo:border-top="none" fo:border-bottom="0.5pt solid #000001">
        <style:background-image/>
      </style:table-cell-properties>
    </style:style>
    <style:style style:name="Table1.11" style:family="table-row">
      <style:table-row-properties style:min-row-height="0.2333in" fo:keep-together="auto"/>
    </style:style>
    <style:style style:name="Table1.12" style:family="table-row">
      <style:table-row-properties style:min-row-height="0.3215in" fo:keep-together="auto"/>
    </style:style>
    <style:style style:name="Table1.A12" style:family="table-cell">
      <style:table-cell-properties style:vertical-align="middle" fo:background-color="#f2f2f2" fo:padding-left="0.07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13" style:family="table-row">
      <style:table-row-properties style:min-row-height="0.3653in" fo:keep-together="auto"/>
    </style:style>
    <style:style style:name="Table1.14" style:family="table-row">
      <style:table-row-properties style:min-row-height="0.3278in" fo:keep-together="auto"/>
    </style:style>
    <style:style style:name="Table1.15" style:family="table-row">
      <style:table-row-properties style:min-row-height="0.2708in" fo:keep-together="auto"/>
    </style:style>
    <style:style style:name="Table1.16" style:family="table-row">
      <style:table-row-properties style:min-row-height="0.0868in" fo:keep-together="auto"/>
    </style:style>
    <style:style style:name="Table1.17" style:family="table-row">
      <style:table-row-properties style:min-row-height="0.4722in" fo:keep-together="auto"/>
    </style:style>
    <style:style style:name="Table1.18" style:family="table-row">
      <style:table-row-properties style:min-row-height="0.5535in" fo:keep-together="auto"/>
    </style:style>
    <style:style style:name="Table1.19" style:family="table-row">
      <style:table-row-properties style:min-row-height="0.4153in" fo:keep-together="auto"/>
    </style:style>
    <style:style style:name="Table1.A22" style:family="table-cell">
      <style:table-cell-properties style:vertical-align="middle" fo:background-color="#f2f2f2" fo:padding-left="0.075in" fo:padding-right="0.075in" fo:padding-top="0in" fo:padding-bottom="0in" fo:border="0.5pt solid #000001">
        <style:background-image/>
      </style:table-cell-properties>
    </style:style>
    <style:style style:name="Table1.23" style:family="table-row">
      <style:table-row-properties style:min-row-height="0.1958in" fo:keep-together="auto"/>
    </style:style>
    <style:style style:name="Table1.24" style:family="table-row">
      <style:table-row-properties style:min-row-height="0.2438in" fo:keep-together="auto"/>
    </style:style>
    <style:style style:name="Table1.25" style:family="table-row">
      <style:table-row-properties style:min-row-height="0.3694in" fo:keep-together="auto"/>
    </style:style>
    <style:style style:name="Table1.26" style:family="table-row">
      <style:table-row-properties style:min-row-height="0.4681in" fo:keep-together="auto"/>
    </style:style>
    <style:style style:name="Table1.F26" style:family="table-cell">
      <style:table-cell-properties style:vertical-align="middle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1.27" style:family="table-row">
      <style:table-row-properties style:min-row-height="0.1278in" fo:keep-together="auto"/>
    </style:style>
    <style:style style:name="Table1.F27" style:family="table-cell">
      <style:table-cell-properties style:vertical-align="middle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1.28" style:family="table-row">
      <style:table-row-properties style:min-row-height="0.25in" fo:keep-together="auto"/>
    </style:style>
    <style:style style:name="Table1.F28" style:family="table-cell">
      <style:table-cell-properties style:vertical-align="middle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1.29" style:family="table-row">
      <style:table-row-properties style:min-row-height="0.1771in" fo:keep-together="auto"/>
    </style:style>
    <style:style style:name="Table1.30" style:family="table-row">
      <style:table-row-properties style:min-row-height="0.1215in" fo:keep-together="auto"/>
    </style:style>
    <style:style style:name="Table1.32" style:family="table-row">
      <style:table-row-properties style:min-row-height="0.2125in" fo:keep-together="auto"/>
    </style:style>
    <style:style style:name="Table1.33" style:family="table-row">
      <style:table-row-properties style:min-row-height="0.3382in" fo:keep-together="auto"/>
    </style:style>
    <style:style style:name="Table1.34" style:family="table-row">
      <style:table-row-properties style:min-row-height="0.225in" fo:keep-together="auto"/>
    </style:style>
    <style:style style:name="Table1.A34" style:family="table-cell">
      <style:table-cell-properties style:vertical-align="middle" fo:background-color="#00b0f0" fo:padding-left="0.075in" fo:padding-right="0.075in" fo:padding-top="0in" fo:padding-bottom="0in" fo:border-left="0.5pt solid #000001" fo:border-right="none" fo:border-top="none" fo:border-bottom="0.5pt solid #000001">
        <style:background-image/>
      </style:table-cell-properties>
    </style:style>
    <style:style style:name="Table1.35" style:family="table-row">
      <style:table-row-properties style:min-row-height="0.0764in" fo:keep-together="auto"/>
    </style:style>
    <style:style style:name="Table1.39" style:family="table-row">
      <style:table-row-properties style:min-row-height="0.2063in" fo:keep-together="auto"/>
    </style:style>
    <style:style style:name="Table1.40" style:family="table-row">
      <style:table-row-properties style:min-row-height="0.3507in" fo:keep-together="auto"/>
    </style:style>
    <style:style style:name="Table1.41" style:family="table-row">
      <style:table-row-properties style:min-row-height="0.1243in" fo:keep-together="auto"/>
    </style:style>
    <style:style style:name="Table1.43" style:family="table-row">
      <style:table-row-properties style:min-row-height="0.1813in" fo:keep-together="auto"/>
    </style:style>
    <style:style style:name="Table1.54" style:family="table-row">
      <style:table-row-properties style:min-row-height="0.1917in" fo:keep-together="auto"/>
    </style:style>
    <style:style style:name="Table1.71" style:family="table-row">
      <style:table-row-properties style:min-row-height="0.2083in" fo:keep-together="auto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 fo:orphans="0" fo:widows="0">
        <style:tab-stops>
          <style:tab-stop style:position="0.1665in"/>
          <style:tab-stop style:position="0.3626in" style:type="center"/>
        </style:tab-stops>
      </style:paragraph-properties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orphans="0" fo:widows="0"/>
      <style:text-properties fo:color="#000000" style:font-name="Calibri" fo:font-size="9pt" style:font-name-asian="Times New Roman1" style:font-size-asian="9pt" style:font-name-complex="Calibri1" style:font-size-complex="9pt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style:font-name="Calibri" fo:font-size="9pt" style:font-name-asian="Times New Roman1" style:font-size-asian="9pt" style:font-name-complex="Calibri1" style:font-size-complex="9pt"/>
    </style:style>
    <style:style style:name="P6" style:family="paragraph" style:parent-style-name="Standard">
      <style:paragraph-properties fo:margin-top="0in" fo:margin-bottom="0.0335in" loext:contextual-spacing="false"/>
    </style:style>
    <style:style style:name="P7" style:family="paragraph" style:parent-style-name="Standard" style:list-style-name="" style:master-page-name="Standard">
      <style:paragraph-properties fo:margin-top="0in" fo:margin-bottom="0.0335in" loext:contextual-spacing="false" fo:text-align="justify" style:justify-single-word="false" style:page-number="auto"/>
      <style:text-properties fo:color="#009bfd" style:font-name="Calibri" fo:font-size="13pt" fo:font-weight="bold" style:font-name-asian="Times New Roman1" style:font-size-asian="13pt" style:rfc-language-tag-asian="x-none" style:font-weight-asian="bold" style:font-name-complex="Times New Roman1" style:font-size-complex="13pt" style:font-style-complex="italic"/>
    </style:style>
    <style:style style:name="P8" style:family="paragraph" style:parent-style-name="annotation_20_text">
      <style:paragraph-properties fo:orphans="0" fo:widows="0"/>
    </style:style>
    <style:style style:name="P9" style:family="paragraph" style:parent-style-name="Footer">
      <style:paragraph-properties fo:text-align="end" style:justify-single-word="false"/>
    </style:style>
    <style:style style:name="T1" style:family="text">
      <style:text-properties fo:color="#ffffff" style:font-name="Calibri" fo:font-size="10pt" fo:font-weight="bold" style:font-name-asian="Times New Roman1" style:font-size-asian="10pt" style:font-weight-asian="bold" style:font-name-complex="Calibri1" style:font-size-complex="10pt" style:font-weight-complex="bold"/>
    </style:style>
    <style:style style:name="T2" style:family="text">
      <style:text-properties fo:color="#ffffff" style:font-name="Calibri" fo:font-size="9pt" fo:font-weight="bold" style:font-name-asian="Times New Roman1" style:font-size-asian="9pt" style:font-weight-asian="bold" style:font-name-complex="Calibri1" style:font-size-complex="9pt" style:font-weight-complex="bold"/>
    </style:style>
    <style:style style:name="T3" style:family="text">
      <style:text-properties fo:color="#ffffff" style:text-position="super 58%" style:font-name="Calibri" fo:font-size="9pt" fo:font-weight="bold" style:font-name-asian="Times New Roman1" style:font-size-asian="9pt" style:font-weight-asian="bold" style:font-name-complex="Calibri1" style:font-size-complex="9pt" style:font-weight-complex="bold"/>
    </style:style>
    <style:style style:name="T4" style:family="text">
      <style:text-properties fo:color="#000000" style:font-name="Calibri" fo:font-size="9pt" style:font-name-asian="Times New Roman1" style:font-size-asian="9pt" style:font-name-complex="Calibri1" style:font-size-complex="9pt"/>
    </style:style>
    <style:style style:name="T5" style:family="text">
      <style:text-properties fo:color="#000000" style:text-position="super 58%" style:font-name="Calibri" fo:font-size="9pt" style:font-name-asian="Times New Roman1" style:font-size-asian="9pt" style:font-name-complex="Calibri1" style:font-size-complex="9pt"/>
    </style:style>
    <style:style style:name="T6" style:family="text">
      <style:text-properties style:font-name="Calibri" fo:font-size="9pt" fo:font-weight="bold" style:font-name-asian="Times New Roman1" style:font-size-asian="9pt" style:font-weight-asian="bold" style:font-name-complex="Calibri1" style:font-size-complex="9pt" style:font-weight-complex="bold"/>
    </style:style>
    <style:style style:name="T7" style:family="text">
      <style:text-properties style:font-name="Calibri" fo:font-size="9pt" fo:font-weight="bold" style:font-name-asian="Times New Roman1" style:font-size-asian="9pt" style:font-weight-asian="bold" style:font-name-complex="Calibri1" style:font-size-complex="9pt"/>
    </style:style>
    <style:style style:name="T8" style:family="text">
      <style:text-properties style:font-name="Calibri" fo:font-size="9pt" style:font-name-asian="Times New Roman1" style:font-size-asian="9pt" style:font-name-complex="Calibri1" style:font-size-complex="9pt"/>
    </style:style>
    <style:style style:name="T9" style:family="text">
      <style:text-properties style:font-name="Calibri" fo:font-size="9pt" style:font-name-asian="Times New Roman1" style:font-size-asian="9pt" style:font-name-complex="Calibri1" style:font-size-complex="9pt" style:font-weight-complex="bold"/>
    </style:style>
    <style:style style:name="T10" style:family="text">
      <style:text-properties style:font-name="Calibri" fo:font-size="9pt" fo:language="en" fo:country="US" fo:font-weight="bold" style:font-name-asian="Times New Roman1" style:font-size-asian="9pt" style:font-weight-asian="bold" style:font-name-complex="Calibri1" style:font-size-complex="9pt" style:font-weight-complex="bold"/>
    </style:style>
    <style:style style:name="T11" style:family="text">
      <style:text-properties style:font-name="Calibri" fo:font-size="9pt" fo:language="en" fo:country="US" style:font-name-asian="Times New Roman1" style:font-size-asian="9pt" style:font-name-complex="Calibri1" style:font-size-complex="9pt" style:font-weight-complex="bold"/>
    </style:style>
    <style:style style:name="T12" style:family="text">
      <style:text-properties style:font-name="Corbel" style:font-name-complex="Times New Roman1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" style:horizontal-pos="center" style:horizontal-rel="page-content" draw:opacity="0%" fo:padding="0in" fo:border="non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p text:style-name="P6"><draw:frame draw:style-name="fr1" draw:name="Frame1" text:anchor-type="paragraph" svg:y="1.0398in" svg:width="0.0161in" style:rel-width="100%" draw:z-index="0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G"/><table:table-column table:style-name="Table1.H"/><table:table-column table:style-name="Table1.I"/><table:table-row table:style-name="Table1.1"><table:table-cell table:style-name="Table1.A1" table:number-columns-spanned="3" office:value-type="string"><text:p text:style-name="P1"><text:span text:style-name="T1">SUMMARY OF PROGRAMME RESULTS | January to September | 2020 SITREP - LEBANON</text:span></text:p></table:table-cell><table:covered-table-cell/><table:covered-table-cell/><table:table-cell table:style-name="Table1.D1" office:value-type="string"><text:p text:style-name="P1"><text:span text:style-name="T1">Sector Target</text:span></text:p></table:table-cell><table:table-cell table:style-name="Table1.D1" office:value-type="string"><text:p text:style-name="P1"><text:span text:style-name="T1">Sector Result</text:span></text:p></table:table-cell><table:table-cell table:style-name="Table1.D1" office:value-type="string"><text:p text:style-name="P1"><text:span text:style-name="T1">Change since last report</text:span></text:p></table:table-cell><table:table-cell table:style-name="Table1.A1" office:value-type="string"><text:p text:style-name="P1"><text:span text:style-name="T1">UNICEF Target (20)</text:span></text:p></table:table-cell><table:table-cell table:style-name="Table1.D1" office:value-type="string"><text:p text:style-name="P1"><text:span text:style-name="T1">UNICEF Result</text:span></text:p></table:table-cell><table:table-cell table:style-name="Table1.D1" office:value-type="string"><text:p text:style-name="P1"><text:span text:style-name="T1">Change since last report</text:span></text:p></table:table-cell></table:table-row><table:table-row table:style-name="Table1.2"><table:table-cell table:style-name="Table1.A1" table:number-columns-spanned="9" office:value-type="string"><text:p text:style-name="P3"><text:span text:style-name="T2">Education</text:span><text:span text:style-name="T3"> 1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2"><table:table-cell table:style-name="Table1.A3" table:number-rows-spanned="3" table:number-columns-spanned="2" office:value-type="string"><text:p text:style-name="P3"><text:span text:style-name="T4"># of (Lebanese and non-Lebanese) girls and boys whose registration fees are covered by subsidies for enrolment into formal education (2019/2020 scholastic year)</text:span></text:p></table:table-cell><table:covered-table-cell/><table:table-cell table:style-name="Table1.A3" office:value-type="string"><text:p text:style-name="P3"><text:span text:style-name="T4">Lebanese</text:span></text:p></table:table-cell><table:table-cell table:style-name="Table1.D3" table:number-rows-spanned="3" office:value-type="string"><text:p text:style-name="P1"><text:span text:style-name="T4">497,171</text:span></text:p></table:table-cell><table:table-cell table:style-name="Table1.E3" table:number-rows-spanned="3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233,000</text:span></text:p></table:table-cell><table:table-cell table:style-name="Table1.F3" office:value-type="string"><text:p text:style-name="P1"><text:span text:style-name="T4">0</text:span><text:span text:style-name="T5">1</text:span></text:p></table:table-cell><table:table-cell table:style-name="Table1.F3" office:value-type="string"><text:p text:style-name="P1"><text:span text:style-name="T4">0</text:span></text:p></table:table-cell></table:table-row><table:table-row table:style-name="Table1.4"><table:covered-table-cell/><table:covered-table-cell/><table:table-cell table:style-name="Table1.A3" office:value-type="string"><text:p text:style-name="P3"><text:span text:style-name="T4">Non-Lebanese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215,000</text:span></text:p></table:table-cell><table:table-cell table:style-name="Table1.F3" office:value-type="string"><text:p text:style-name="P1"><text:span text:style-name="T4">0</text:span><text:span text:style-name="T5">2</text:span></text:p></table:table-cell><table:table-cell table:style-name="Table1.F3" office:value-type="string"><text:p text:style-name="P1"><text:span text:style-name="T4">0</text:span></text:p></table:table-cell></table:table-row><table:table-row table:style-name="Table1.5"><table:covered-table-cell/><table:covered-table-cell/><table:table-cell table:style-name="Table1.A3" office:value-type="string"><text:p text:style-name="P3"><text:span text:style-name="T4">Total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448,000</text:span></text:p></table:table-cell><table:table-cell table:style-name="Table1.F3" office:value-type="string"><text:p text:style-name="P1"><text:span text:style-name="T4">0</text:span><text:span text:style-name="T5">3</text:span></text:p></table:table-cell><table:table-cell table:style-name="Table1.F3" office:value-type="string"><text:p text:style-name="P1"><text:span text:style-name="T4">0</text:span></text:p></table:table-cell></table:table-row><table:table-row table:style-name="Table1.6"><table:table-cell table:style-name="Table1.A3" table:number-rows-spanned="5" table:number-columns-spanned="2" office:value-type="string"><text:p text:style-name="P3"><text:span text:style-name="T4"># of (Lebanese and non-Lebanese) girls and boys whose registration fees are covered by subsidies for enrollment into non-formal education (NFE)</text:span></text:p></table:table-cell><table:covered-table-cell/><table:table-cell table:style-name="Table1.A3" office:value-type="string"><text:p text:style-name="P3"><text:span text:style-name="T4">BLN</text:span></text:p></table:table-cell><table:table-cell table:style-name="Table1.G3" office:value-type="string"><text:p text:style-name="P1"><text:span text:style-name="T4">25,000</text:span></text:p></table:table-cell><table:table-cell table:style-name="Table1.F3" table:number-rows-spanned="5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7,500</text:span></text:p></table:table-cell><table:table-cell table:style-name="Table1.F3" office:value-type="string"><text:p text:style-name="P1"><text:span text:style-name="T4">1,430</text:span><text:span text:style-name="T5">4</text:span></text:p></table:table-cell><table:table-cell table:style-name="Table1.F3" office:value-type="string"><text:p text:style-name="P1"><text:span text:style-name="T4">1,386</text:span></text:p></table:table-cell></table:table-row><table:table-row table:style-name="Table1.2"><table:covered-table-cell/><table:covered-table-cell/><table:table-cell table:style-name="Table1.A3" office:value-type="string"><text:p text:style-name="P3"><text:span text:style-name="T4">ABLN</text:span></text:p></table:table-cell><table:table-cell table:style-name="Table1.G3" office:value-type="string"><text:p text:style-name="P1"><text:span text:style-name="T4">0</text:span></text:p></table:table-cell><table:covered-table-cell/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9,000</text:span></text:p></table:table-cell><table:table-cell table:style-name="Table1.F3" office:value-type="string"><text:p text:style-name="P1"><text:span text:style-name="T4">1,853</text:span><text:span text:style-name="T5">5</text:span></text:p></table:table-cell><table:table-cell table:style-name="Table1.F3" office:value-type="string"><text:p text:style-name="P1"><text:span text:style-name="T4">1,130</text:span></text:p></table:table-cell></table:table-row><table:table-row table:style-name="Table1.2"><table:covered-table-cell/><table:covered-table-cell/><table:table-cell table:style-name="Table1.A3" office:value-type="string"><text:p text:style-name="P3"><text:span text:style-name="T4">CBE-CE</text:span></text:p></table:table-cell><table:table-cell table:style-name="Table1.G3" office:value-type="string"><text:p text:style-name="P1"><text:span text:style-name="T4">25,000</text:span></text:p></table:table-cell><table:covered-table-cell/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15,000</text:span></text:p></table:table-cell><table:table-cell table:style-name="Table1.F3" office:value-type="string"><text:p text:style-name="P1"><text:span text:style-name="T4">6,485</text:span><text:span text:style-name="T5">6</text:span></text:p></table:table-cell><table:table-cell table:style-name="Table1.F3" office:value-type="string"><text:p text:style-name="P1"><text:span text:style-name="T4">6,485</text:span></text:p></table:table-cell></table:table-row><table:table-row table:style-name="Table1.2"><table:covered-table-cell/><table:covered-table-cell/><table:table-cell table:style-name="Table1.A3" office:value-type="string"><text:p text:style-name="P3"><text:span text:style-name="T4">ALP</text:span><text:bookmark text:name="_GoBack1"/></text:p></table:table-cell><table:table-cell table:style-name="Table1.G3" office:value-type="string"><text:p text:style-name="P1"><text:span text:style-name="T4">20,000</text:span></text:p></table:table-cell><table:covered-table-cell/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20,000</text:span></text:p></table:table-cell><table:table-cell table:style-name="Table1.F3" office:value-type="string"><text:p text:style-name="P1"><text:span text:style-name="T4">0</text:span><text:span text:style-name="T5">7</text:span></text:p></table:table-cell><table:table-cell table:style-name="Table1.F3" office:value-type="string"><text:p text:style-name="P1"><text:span text:style-name="T4">0</text:span></text:p></table:table-cell></table:table-row><table:table-row table:style-name="Table1.10"><table:covered-table-cell/><table:covered-table-cell/><table:table-cell table:style-name="Table1.A3" office:value-type="string"><text:p text:style-name="P3"><text:span text:style-name="T4">Total</text:span></text:p></table:table-cell><table:table-cell table:style-name="Table1.G3" office:value-type="string"><text:p text:style-name="P1"><text:span text:style-name="T4">70,000</text:span></text:p></table:table-cell><table:covered-table-cell/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51,500</text:span></text:p></table:table-cell><table:table-cell table:style-name="Table1.F3" office:value-type="string"><text:p text:style-name="P1"><text:span text:style-name="T4">9,768</text:span></text:p></table:table-cell><table:table-cell table:style-name="Table1.F3" office:value-type="string"><text:p text:style-name="P1"><text:span text:style-name="T4">9,001</text:span></text:p></table:table-cell></table:table-row><table:table-row table:style-name="Table1.11"><table:table-cell table:style-name="Table1.A1" table:number-columns-spanned="9" office:value-type="string"><text:p text:style-name="P3"><text:span text:style-name="T2">CHILD PROTECTION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12"><table:table-cell table:style-name="Table1.A12" table:number-columns-spanned="3" office:value-type="string"><text:p text:style-name="P3"><text:span text:style-name="T4"># of girls and boys receiving specialized/focused PSS</text:span></text:p></table:table-cell><table:covered-table-cell/><table:covered-table-cell/><table:table-cell table:style-name="Table1.E3" office:value-type="string"><text:p text:style-name="P1"><text:span text:style-name="T4">20,000</text:span></text:p></table:table-cell><table:table-cell table:style-name="Table1.E3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D3" office:value-type="string"><text:p text:style-name="P1"><text:span text:style-name="T4">11,000</text:span></text:p></table:table-cell><table:table-cell table:style-name="Table1.E3" office:value-type="string"><text:p text:style-name="P1"><text:span text:style-name="T4">4,441 </text:span><text:span text:style-name="T5">1</text:span></text:p></table:table-cell><table:table-cell table:style-name="Table1.E3" office:value-type="string"><text:p text:style-name="P1"><text:span text:style-name="T4">919</text:span></text:p></table:table-cell></table:table-row><table:table-row table:style-name="Table1.13"><table:table-cell table:style-name="Table1.A12" table:number-columns-spanned="3" office:value-type="string"><text:p text:style-name="P3"><text:span text:style-name="T4"># of boys and girls assisted through child protection case management and specialized services</text:span></text:p></table:table-cell><table:covered-table-cell/><table:covered-table-cell/><table:table-cell table:style-name="Table1.E3" office:value-type="string"><text:p text:style-name="P1"><text:span text:style-name="T4">10,500</text:span></text:p></table:table-cell><table:table-cell table:style-name="Table1.E3" office:value-type="string"><text:p text:style-name="P1"><text:span text:style-name="T4">n/a</text:span></text:p></table:table-cell><table:table-cell table:style-name="Table1.E3" office:value-type="string"><text:p text:style-name="P1"><text:span text:style-name="T4">0</text:span></text:p></table:table-cell><table:table-cell table:style-name="Table1.D3" office:value-type="string"><text:p text:style-name="P1"><text:span text:style-name="T4">5,000</text:span></text:p></table:table-cell><table:table-cell table:style-name="Table1.E3" office:value-type="string"><text:p text:style-name="P1"><text:span text:style-name="T4">3,474 </text:span><text:span text:style-name="T5">2</text:span></text:p></table:table-cell><table:table-cell table:style-name="Table1.E3" office:value-type="string"><text:p text:style-name="P1"><text:span text:style-name="T4">640</text:span></text:p></table:table-cell></table:table-row><table:table-row table:style-name="Table1.14"><table:table-cell table:style-name="Table1.A12" table:number-columns-spanned="3" office:value-type="string"><text:p text:style-name="P3"><text:span text:style-name="T4"># women and girls accessing mobile and safe spaces</text:span></text:p></table:table-cell><table:covered-table-cell/><table:covered-table-cell/><table:table-cell table:style-name="Table1.E3" office:value-type="string"><text:p text:style-name="P1"><text:span text:style-name="T4">140,000</text:span></text:p></table:table-cell><table:table-cell table:style-name="Table1.E3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D3" office:value-type="string"><text:p text:style-name="P1"><text:span text:style-name="T4">21,000</text:span></text:p></table:table-cell><table:table-cell table:style-name="Table1.E3" office:value-type="string"><text:p text:style-name="P1"><text:span text:style-name="T4">13,919</text:span></text:p></table:table-cell><table:table-cell table:style-name="Table1.E3" office:value-type="string"><text:p text:style-name="P1"><text:span text:style-name="T4">2,510</text:span></text:p></table:table-cell></table:table-row><table:table-row table:style-name="Table1.15"><table:table-cell table:style-name="Table1.A1" table:number-columns-spanned="9" office:value-type="string"><text:p text:style-name="P3"><text:span text:style-name="T2">WATER, SANITATION, AND HYGIENE 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16"><table:table-cell table:style-name="Table1.A12" table:number-columns-spanned="3" office:value-type="string"><text:p text:style-name="P3"><text:span text:style-name="T4"># of affected men/women/girls/boys assisted with temporary access to adequate quantity of safe water for drinking and water for domestic use</text:span></text:p></table:table-cell><table:covered-table-cell/><table:covered-table-cell/><table:table-cell table:style-name="Table1.E3" office:value-type="string"><text:p text:style-name="P2"><text:span text:style-name="T4">193,240</text:span></text:p></table:table-cell><table:table-cell table:style-name="Table1.E3" office:value-type="string"><text:p text:style-name="P1"><text:span text:style-name="T4">n/a</text:span></text:p></table:table-cell><table:table-cell table:style-name="Table1.E3" office:value-type="string"><text:p text:style-name="P1"><text:span text:style-name="T4">0</text:span></text:p></table:table-cell><table:table-cell table:style-name="Table1.G3" office:value-type="string"><text:p text:style-name="P1"><text:span text:style-name="T4">184,774</text:span></text:p></table:table-cell><table:table-cell table:style-name="Table1.F3" office:value-type="string"><text:p text:style-name="P1"><text:span text:style-name="T4">234,609 </text:span><text:span text:style-name="T5">1</text:span></text:p></table:table-cell><table:table-cell table:style-name="Table1.E3" office:value-type="string"><text:p text:style-name="P1"><text:span text:style-name="T4">7,373</text:span></text:p></table:table-cell></table:table-row><table:table-row table:style-name="Table1.17"><table:table-cell table:style-name="Table1.A12" table:number-columns-spanned="3" office:value-type="string"><text:p text:style-name="P3"><text:span text:style-name="T4"># of affected men/women/girls/boys with access to improved safe sanitation in temporary locations</text:span></text:p></table:table-cell><table:covered-table-cell/><table:covered-table-cell/><table:table-cell table:style-name="Table1.E3" office:value-type="string"><text:p text:style-name="P1"><text:span text:style-name="T4">209,720</text:span></text:p></table:table-cell><table:table-cell table:style-name="Table1.E3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D3" office:value-type="string"><text:p text:style-name="P1"><text:span text:style-name="T4">164,438</text:span></text:p></table:table-cell><table:table-cell table:style-name="Table1.E3" office:value-type="string"><text:p text:style-name="P1"><text:span text:style-name="T4">227,154</text:span><text:span text:style-name="T5">2</text:span></text:p></table:table-cell><table:table-cell table:style-name="Table1.E3" office:value-type="string"><text:p text:style-name="P1"><text:span text:style-name="T4">2,317</text:span></text:p></table:table-cell></table:table-row><table:table-row table:style-name="Table1.18"><table:table-cell table:style-name="Table1.A12" table:number-columns-spanned="3" office:value-type="string"><text:p text:style-name="P3"><text:span text:style-name="T4"># of affected men/women/girls/boys assisted with improved access to adequate quantity of safe water for drinking and for domestic use</text:span></text:p></table:table-cell><table:covered-table-cell/><table:covered-table-cell/><table:table-cell table:style-name="Table1.D3" office:value-type="string"><text:p text:style-name="P1"><text:span text:style-name="T4">1,118,200</text:span></text:p></table:table-cell><table:table-cell table:style-name="Table1.E3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D3" office:value-type="string"><text:p text:style-name="P1"><text:span text:style-name="T4">438,911</text:span></text:p></table:table-cell><table:table-cell table:style-name="Table1.D3" office:value-type="string"><text:p text:style-name="P1"><text:span text:style-name="T4">0 </text:span><text:span text:style-name="T5">3</text:span></text:p></table:table-cell><table:table-cell table:style-name="Table1.E3" office:value-type="string"><text:p text:style-name="P1"><text:span text:style-name="T4">0</text:span></text:p></table:table-cell></table:table-row><table:table-row table:style-name="Table1.19"><table:table-cell table:style-name="Table1.A12" table:number-columns-spanned="3" office:value-type="string"><text:p text:style-name="P3"><text:span text:style-name="T4"># individuals who have experienced a WASH behavior change session/activity</text:span></text:p></table:table-cell><table:covered-table-cell/><table:covered-table-cell/><table:table-cell table:style-name="Table1.E3" office:value-type="string"><text:p text:style-name="P1"><text:span text:style-name="T4">236,400</text:span></text:p></table:table-cell><table:table-cell table:style-name="Table1.E3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D3" office:value-type="string"><text:p text:style-name="P1"><text:span text:style-name="T4">80,173</text:span></text:p></table:table-cell><table:table-cell table:style-name="Table1.E3" office:value-type="string"><text:p text:style-name="P1"><text:span text:style-name="T4">176,844 </text:span><text:span text:style-name="T5">4</text:span></text:p></table:table-cell><table:table-cell table:style-name="Table1.E3" office:value-type="string"><text:p text:style-name="P1"><text:span text:style-name="T4">5,423</text:span></text:p></table:table-cell></table:table-row><table:table-row table:style-name="Table1.15"><table:table-cell table:style-name="Table1.A1" table:number-columns-spanned="9" office:value-type="string"><text:p text:style-name="P3"><text:span text:style-name="T2">HEALTH AND NUTRITION</text:span><text:span text:style-name="T3">1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15"><table:table-cell table:style-name="Table1.A12" table:number-columns-spanned="3" office:value-type="string"><text:p text:style-name="P3"><text:span text:style-name="T4"># children U5 receiving micronutrient supplements</text:span></text:p></table:table-cell><table:covered-table-cell/><table:covered-table-cell/><table:table-cell table:style-name="Table1.E3" office:value-type="string"><text:p text:style-name="P1"><text:span text:style-name="T4">0</text:span></text:p></table:table-cell><table:table-cell table:style-name="Table1.E3" office:value-type="string"><text:p text:style-name="P1"><text:span text:style-name="T4">n/a</text:span></text:p></table:table-cell><table:table-cell table:style-name="Table1.E3" office:value-type="string"><text:p text:style-name="P1"><text:span text:style-name="T4">0</text:span></text:p></table:table-cell><table:table-cell table:style-name="Table1.D3" office:value-type="string"><text:p text:style-name="P1"><text:span text:style-name="T4">50,000</text:span></text:p></table:table-cell><table:table-cell table:style-name="Table1.F3" office:value-type="string"><text:p text:style-name="P1"><text:span text:style-name="T4">6,564</text:span></text:p></table:table-cell><table:table-cell table:style-name="Table1.E3" office:value-type="string"><text:p text:style-name="P1"><text:span text:style-name="T4">1,748</text:span></text:p></table:table-cell></table:table-row><table:table-row table:style-name="Table1.2"><table:table-cell table:style-name="Table1.A22" table:number-columns-spanned="3" office:value-type="string"><text:p text:style-name="P3"><text:span text:style-name="T4"># of under five children vaccinated against Penta 1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F3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85,000</text:span></text:p></table:table-cell><table:table-cell table:style-name="Table1.F3" office:value-type="string"><text:p text:style-name="P1"><text:span text:style-name="T4">54,841</text:span></text:p></table:table-cell><table:table-cell table:style-name="Table1.F3" office:value-type="string"><text:p text:style-name="P1"><text:span text:style-name="T4">12,965</text:span></text:p></table:table-cell></table:table-row><table:table-row table:style-name="Table1.23"><table:table-cell table:style-name="Table1.A4" table:number-columns-spanned="3" office:value-type="string"><text:p text:style-name="P3"><text:span text:style-name="T4"># of under five children vaccinated against Penta 3</text:span></text:p></table:table-cell><table:covered-table-cell/><table:covered-table-cell/><table:table-cell table:style-name="Table1.G3" office:value-type="string"><text:p text:style-name="P1"><text:span text:style-name="T4">0</text:span></text:p></table:table-cell><table:table-cell table:style-name="Table1.F3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G3" office:value-type="string"><text:p text:style-name="P1"><text:span text:style-name="T4">81,000</text:span></text:p></table:table-cell><table:table-cell table:style-name="Table1.F3" office:value-type="string"><text:p text:style-name="P1"><text:span text:style-name="T4">47,589</text:span></text:p></table:table-cell><table:table-cell table:style-name="Table1.F3" office:value-type="string"><text:p text:style-name="P1"><text:span text:style-name="T4">11,578</text:span></text:p></table:table-cell></table:table-row><table:table-row table:style-name="Table1.24"><table:table-cell table:style-name="Table1.A1" table:number-columns-spanned="9" office:value-type="string"><text:p text:style-name="P3"><text:span text:style-name="T2">ADOLESCENTS AND YOUTH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25"><table:table-cell table:style-name="Table1.A12" table:number-columns-spanned="3" office:value-type="string"><text:p text:style-name="P3"><text:span text:style-name="T4"># of adolescents and youth (14+) who are supported for regulated NFE under the Youth BLN programme (RACE ii)</text:span></text:p></table:table-cell><table:covered-table-cell/><table:covered-table-cell/><table:table-cell table:style-name="Table1.E3" office:value-type="string"><text:p text:style-name="P1"><text:span text:style-name="T4">0</text:span></text:p></table:table-cell><table:table-cell table:style-name="Table1.E3" office:value-type="string"><text:p text:style-name="P1"><text:span text:style-name="T4">n/a</text:span></text:p></table:table-cell><table:table-cell table:style-name="Table1.E3" office:value-type="string"><text:p text:style-name="P1"><text:span text:style-name="T4">0</text:span></text:p></table:table-cell><table:table-cell table:style-name="Table1.D3" office:value-type="string"><text:p text:style-name="P1"><text:span text:style-name="T4">8,900</text:span></text:p></table:table-cell><table:table-cell table:style-name="Table1.E3" office:value-type="string"><text:p text:style-name="P1"><text:span text:style-name="T4">4,847</text:span><text:span text:style-name="T5">1</text:span></text:p></table:table-cell><table:table-cell table:style-name="Table1.E3" office:value-type="string"><text:p text:style-name="P1"><text:span text:style-name="T4">2,943</text:span></text:p></table:table-cell></table:table-row><table:table-row table:style-name="Table1.26"><table:table-cell table:style-name="Table1.A12" table:number-columns-spanned="3" office:value-type="string"><text:p text:style-name="P3"><text:span text:style-name="T4"># of adolescents and youth (14+) supported by competency and market based skills training programme (RACEii) (LC2/LC3)</text:span></text:p></table:table-cell><table:covered-table-cell/><table:covered-table-cell/><table:table-cell table:style-name="Table1.E3" office:value-type="string"><text:p text:style-name="P1"><text:span text:style-name="T4">0</text:span></text:p></table:table-cell><table:table-cell table:style-name="Table1.E3" office:value-type="string"><text:p text:style-name="P1"><text:span text:style-name="T4">n/a</text:span></text:p></table:table-cell><table:table-cell table:style-name="Table1.F26" office:value-type="string"><text:p text:style-name="P1"><text:span text:style-name="T4">0</text:span></text:p></table:table-cell><table:table-cell table:style-name="Table1.D3" office:value-type="string"><text:p text:style-name="P1"><text:span text:style-name="T4">14,199</text:span></text:p></table:table-cell><table:table-cell table:style-name="Table1.E3" office:value-type="string"><text:p text:style-name="P1"><text:span text:style-name="T4">7,222 </text:span><text:span text:style-name="T5">2</text:span></text:p></table:table-cell><table:table-cell table:style-name="Table1.E3" office:value-type="string"><text:p text:style-name="P1"><text:span text:style-name="T4">3,296</text:span></text:p></table:table-cell></table:table-row><table:table-row table:style-name="Table1.27"><table:table-cell table:style-name="Table1.A12" table:number-columns-spanned="3" office:value-type="string"><text:p text:style-name="P3"><text:span text:style-name="T4"># of youth supported with employment support services (e.g. business mentorship, internships, on the job training, or apprenticeship)</text:span></text:p></table:table-cell><table:covered-table-cell/><table:covered-table-cell/><table:table-cell table:style-name="Table1.E3" office:value-type="string"><text:p text:style-name="P1"><text:span text:style-name="T4">0</text:span></text:p></table:table-cell><table:table-cell table:style-name="Table1.E3" office:value-type="string"><text:p text:style-name="P1"><text:span text:style-name="T4">n/a</text:span></text:p></table:table-cell><table:table-cell table:style-name="Table1.F27" office:value-type="string"><text:p text:style-name="P1"><text:span text:style-name="T4">0</text:span></text:p></table:table-cell><table:table-cell table:style-name="Table1.G3" office:value-type="string"><text:p text:style-name="P1"><text:span text:style-name="T4">3,520</text:span></text:p></table:table-cell><table:table-cell table:style-name="Table1.F3" office:value-type="string"><text:p text:style-name="P1"><text:span text:style-name="T4">929</text:span><text:span text:style-name="T5">3</text:span></text:p></table:table-cell><table:table-cell table:style-name="Table1.F3" office:value-type="string"><text:p text:style-name="P1"><text:span text:style-name="T4">-303</text:span></text:p></table:table-cell></table:table-row><table:table-row table:style-name="Table1.28"><table:table-cell table:style-name="Table1.A12" table:number-columns-spanned="3" office:value-type="string"><text:p text:style-name="P3"><text:span text:style-name="T4"># of youth trained on Life Skills</text:span></text:p></table:table-cell><table:covered-table-cell/><table:covered-table-cell/><table:table-cell table:style-name="Table1.E3" office:value-type="string"><text:p text:style-name="P1"><text:span text:style-name="T4">0</text:span></text:p></table:table-cell><table:table-cell table:style-name="Table1.E3" office:value-type="string"><text:p text:style-name="P1"><text:span text:style-name="T4">n/a</text:span></text:p></table:table-cell><table:table-cell table:style-name="Table1.F28" office:value-type="string"><text:p text:style-name="P1"><text:span text:style-name="T4">0</text:span></text:p></table:table-cell><table:table-cell table:style-name="Table1.G3" office:value-type="string"><text:p text:style-name="P1"><text:span text:style-name="T4">19,417</text:span></text:p></table:table-cell><table:table-cell table:style-name="Table1.F3" office:value-type="string"><text:p text:style-name="P1"><text:span text:style-name="T4">12,957</text:span><text:span text:style-name="T5">4</text:span></text:p></table:table-cell><table:table-cell table:style-name="Table1.F3" office:value-type="string"><text:p text:style-name="P1"><text:span text:style-name="T4">2,341</text:span></text:p></table:table-cell></table:table-row><table:table-row table:style-name="Table1.29"><table:table-cell table:style-name="Table1.A1" table:number-columns-spanned="9" office:value-type="string"><text:p text:style-name="P3"><text:span text:style-name="T2">SOCIAL POLICY, BASIC NEEDS</text:span><text:span text:style-name="T3">1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30"><table:table-cell table:style-name="Table1.A12" table:number-columns-spanned="3" office:value-type="string"><text:p text:style-name="P3"><text:span text:style-name="T4"># of affected girls and boys that benefited from humanitarian winter kits</text:span></text:p></table:table-cell><table:covered-table-cell/><table:covered-table-cell/><table:table-cell table:style-name="Table1.E3" office:value-type="string"><text:p text:style-name="P1"><text:span text:style-name="T4">40,000</text:span></text:p></table:table-cell><table:table-cell table:style-name="Table1.E3" office:value-type="string"><text:p text:style-name="P1"><text:span text:style-name="T4">n/a</text:span></text:p></table:table-cell><table:table-cell table:style-name="Table1.F3" office:value-type="string"><text:p text:style-name="P1"><text:span text:style-name="T4">0</text:span></text:p></table:table-cell><table:table-cell table:style-name="Table1.D3" office:value-type="string"><text:p text:style-name="P1"><text:span text:style-name="T4">20,000</text:span></text:p></table:table-cell><table:table-cell table:style-name="Table1.E3" office:value-type="string"><text:p text:style-name="P1"><text:span text:style-name="T4">0</text:span></text:p></table:table-cell><table:table-cell table:style-name="Table1.E3" office:value-type="string"><text:p text:style-name="P1"><text:span text:style-name="T4">0</text:span></text:p></table:table-cell></table:table-row><table:table-row table:style-name="Table1.30"><table:table-cell table:style-name="Table1.A12" table:number-columns-spanned="3" office:value-type="string"><text:p text:style-name="P3"><text:span text:style-name="T4"># of vulnerable non-Lebanese girls and boys that benefited from child-focused social assistance</text:span></text:p></table:table-cell><table:covered-table-cell/><table:covered-table-cell/><table:table-cell table:style-name="Table1.E3" office:value-type="string"><text:p text:style-name="P1"><text:span text:style-name="T4">0</text:span></text:p></table:table-cell><table:table-cell table:style-name="Table1.E3" office:value-type="string"><text:p text:style-name="P1"><text:span text:style-name="T4">n/a</text:span></text:p></table:table-cell><table:table-cell table:style-name="Table1.F3" office:value-type="string"><text:p text:style-name="P1"><text:span text:style-name="T4">n/a</text:span></text:p></table:table-cell><table:table-cell table:style-name="Table1.D3" office:value-type="string"><text:p text:style-name="P1"><text:span text:style-name="T4">7,000</text:span></text:p></table:table-cell><table:table-cell table:style-name="Table1.E3" office:value-type="string"><text:p text:style-name="P1"><text:span text:style-name="T4">7,832</text:span></text:p></table:table-cell><table:table-cell table:style-name="Table1.E3" office:value-type="string"><text:p text:style-name="P1"><text:span text:style-name="T4">0</text:span></text:p></table:table-cell></table:table-row><table:table-row table:style-name="Table1.32"><table:table-cell table:style-name="Table1.A1" table:number-columns-spanned="9" office:value-type="string"><text:p text:style-name="P3"><text:span text:style-name="T2">COMMUNICATION FOR DEVELOPMENT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33"><table:table-cell table:style-name="Table1.A12" table:number-columns-spanned="3" office:value-type="string"><text:p text:style-name="P3"><text:span text:style-name="T4"># of men, women and children reached with C4D priority child rights messages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F3" office:value-type="string"><text:p text:style-name="P1"><text:span text:style-name="T4">n/a</text:span></text:p></table:table-cell><table:table-cell table:style-name="Table1.E3" office:value-type="string"><text:p text:style-name="P1"><text:span text:style-name="T4">n/a</text:span></text:p></table:table-cell><table:table-cell table:style-name="Table1.D3" office:value-type="string"><text:p text:style-name="P1"><text:span text:style-name="T4">15,000</text:span></text:p></table:table-cell><table:table-cell table:style-name="Table1.E3" office:value-type="string"><text:p text:style-name="P1"><text:span text:style-name="T4">86,586 </text:span><text:span text:style-name="T5">1</text:span></text:p></table:table-cell><table:table-cell table:style-name="Table1.E3" office:value-type="string"><text:p text:style-name="P1"><text:span text:style-name="T4">83,182</text:span></text:p></table:table-cell></table:table-row><table:table-row table:style-name="Table1.34"><table:table-cell table:style-name="Table1.A34" table:number-columns-spanned="9" office:value-type="string"><text:p text:style-name="P3"><text:span text:style-name="T2">PALESTINIAN PROGRAMME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A12" table:number-columns-spanned="3" office:value-type="string"><text:p text:style-name="P3"><text:span text:style-name="T4"># of boys and girls (3-5), including CWDs, provided with access to and enrollment in ECE schools school year 2018/2019 and 2019/2020 (3400 per each scholastic year)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F3" office:value-type="string"><text:p text:style-name="P1"><text:span text:style-name="T4">n/a</text:span></text:p></table:table-cell><table:table-cell table:style-name="Table1.F3" office:value-type="string"><text:p text:style-name="P1"><text:span text:style-name="T4">n/a</text:span></text:p></table:table-cell><table:table-cell table:style-name="Table1.D3" office:value-type="string"><text:p text:style-name="P1"><text:span text:style-name="T4">3,400</text:span></text:p></table:table-cell><table:table-cell table:style-name="Table1.E3" office:value-type="string"><text:p text:style-name="P1"><text:span text:style-name="T4">3,034 </text:span><text:span text:style-name="T5">1</text:span></text:p></table:table-cell><table:table-cell table:style-name="Table1.E3" office:value-type="string"><text:p text:style-name="P1"><text:span text:style-name="T4">0</text:span></text:p></table:table-cell></table:table-row><table:table-row table:style-name="Table1.35"><table:table-cell table:style-name="Table1.A12" table:number-columns-spanned="3" office:value-type="string"><text:p text:style-name="P3"><text:span text:style-name="T4"># of boys and girls including CWDs provided with learning retention and homework support for school year 2018/2019 and 2019/2020 (3200 per each scholastic year)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F3" office:value-type="string"><text:p text:style-name="P1"><text:span text:style-name="T4">n/a</text:span></text:p></table:table-cell><table:table-cell table:style-name="Table1.F3" office:value-type="string"><text:p text:style-name="P1"><text:span text:style-name="T4">n/a</text:span></text:p></table:table-cell><table:table-cell table:style-name="Table1.D3" office:value-type="string"><text:p text:style-name="P1"><text:span text:style-name="T4">3,200</text:span></text:p></table:table-cell><table:table-cell table:style-name="Table1.E3" office:value-type="string"><text:p text:style-name="P1"><text:span text:style-name="T4">11,099 </text:span><text:span text:style-name="T5">2</text:span></text:p></table:table-cell><table:table-cell table:style-name="Table1.E3" office:value-type="string"><text:p text:style-name="P1"><text:span text:style-name="T4">2,099</text:span></text:p></table:table-cell></table:table-row><table:table-row table:style-name="Table1.35"><table:table-cell table:style-name="Table1.A12" table:number-columns-spanned="3" office:value-type="string"><text:p text:style-name="P3"><text:span text:style-name="T4"># of adolescent boys and girls trained on life skills, conflict resolution and healthy lifestyles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F3" office:value-type="string"><text:p text:style-name="P1"><text:span text:style-name="T4">n/a</text:span></text:p></table:table-cell><table:table-cell table:style-name="Table1.F3" office:value-type="string"><text:p text:style-name="P1"><text:span text:style-name="T4">n/a</text:span></text:p></table:table-cell><table:table-cell table:style-name="Table1.D3" office:value-type="string"><text:p text:style-name="P1"><text:span text:style-name="T4">1,000</text:span></text:p></table:table-cell><table:table-cell table:style-name="Table1.E3" office:value-type="string"><text:p text:style-name="P1"><text:span text:style-name="T4">1,429 </text:span><text:span text:style-name="T5">3</text:span></text:p></table:table-cell><table:table-cell table:style-name="Table1.E3" office:value-type="string"><text:p text:style-name="P1"><text:span text:style-name="T4">342</text:span></text:p></table:table-cell></table:table-row><table:table-row table:style-name="Table1.35"><table:table-cell table:style-name="Table1.A22" table:number-columns-spanned="3" office:value-type="string"><text:p text:style-name="P3"><text:span text:style-name="T4"># of girls and boys engaged in community-based child protection activities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F3" office:value-type="string"><text:p text:style-name="P1"><text:span text:style-name="T4">n/a</text:span></text:p></table:table-cell><table:table-cell table:style-name="Table1.F3" office:value-type="string"><text:p text:style-name="P1"><text:span text:style-name="T4">n/a</text:span></text:p></table:table-cell><table:table-cell table:style-name="Table1.G3" office:value-type="string"><text:p text:style-name="P1"><text:span text:style-name="T4">23,042</text:span></text:p></table:table-cell><table:table-cell table:style-name="Table1.F3" office:value-type="string"><text:p text:style-name="P1"><text:span text:style-name="T4">13,785 </text:span><text:span text:style-name="T5">4</text:span></text:p></table:table-cell><table:table-cell table:style-name="Table1.F3" office:value-type="string"><text:p text:style-name="P1"><text:span text:style-name="T4">873</text:span></text:p></table:table-cell></table:table-row><table:table-row table:style-name="Table1.39"><table:table-cell table:style-name="Table1.A12" table:number-columns-spanned="3" office:value-type="string"><text:p text:style-name="P3"><text:span text:style-name="T4"># of children U1 receiving vaccination (Penta1)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F3" office:value-type="string"><text:p text:style-name="P1"><text:span text:style-name="T4">n/a</text:span></text:p></table:table-cell><table:table-cell table:style-name="Table1.F3" office:value-type="string"><text:p text:style-name="P1"><text:span text:style-name="T4">n/a</text:span></text:p></table:table-cell><table:table-cell table:style-name="Table1.D3" office:value-type="string"><text:p text:style-name="P1"><text:span text:style-name="T4">5,000</text:span></text:p></table:table-cell><table:table-cell table:style-name="Table1.E3" office:value-type="string"><text:p text:style-name="P1"><text:span text:style-name="T4">793</text:span></text:p></table:table-cell><table:table-cell table:style-name="Table1.E3" office:value-type="string"><text:p text:style-name="P1"><text:span text:style-name="T4">789</text:span></text:p></table:table-cell></table:table-row><table:table-row table:style-name="Table1.40"><table:table-cell table:style-name="Table1.A12" table:number-columns-spanned="3" office:value-type="string"><text:p text:style-name="P3"><text:span text:style-name="T4"># of individuals who have experienced a WASH behavioral change session/activity behavioral change session/activitybehavioural change session/activity</text:span></text:p></table:table-cell><table:covered-table-cell/><table:covered-table-cell/><table:table-cell table:style-name="Table1.F3" office:value-type="string"><text:p text:style-name="P1"><text:span text:style-name="T4">0</text:span></text:p></table:table-cell><table:table-cell table:style-name="Table1.F3" office:value-type="string"><text:p text:style-name="P1"><text:span text:style-name="T4">n/a</text:span></text:p></table:table-cell><table:table-cell table:style-name="Table1.F3" office:value-type="string"><text:p text:style-name="P1"><text:span text:style-name="T4">n/a</text:span></text:p></table:table-cell><table:table-cell table:style-name="Table1.D3" office:value-type="string"><text:p text:style-name="P1"><text:span text:style-name="T4">25,000</text:span></text:p></table:table-cell><table:table-cell table:style-name="Table1.E3" office:value-type="string"><text:p text:style-name="P1"><text:span text:style-name="T4">6,100</text:span></text:p></table:table-cell><table:table-cell table:style-name="Table1.E3" office:value-type="string"><text:p text:style-name="P1"><text:span text:style-name="T4">1,501</text:span></text:p></table:table-cell></table:table-row><table:table-row table:style-name="Table1.41"><table:table-cell table:style-name="Table1.A1" table:number-columns-spanned="9" office:value-type="string"><text:p text:style-name="P1"><text:span text:style-name="T2">2,525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34"><table:table-cell table:style-name="Table1.G3" table:number-columns-spanned="9" office:value-type="string"><text:p text:style-name="P3"><text:span text:style-name="T6">0</text:span><text:span text:style-name="T8">All Sector targets are taken from the Lebanon 3RP 2019</text:span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43"><table:table-cell table:style-name="Table1.G3" office:value-type="string"><text:p text:style-name="P3"><text:span text:style-name="T7">Education (1)</text:span></text:p></table:table-cell><table:table-cell table:style-name="Table1.G3" table:number-columns-spanned="8" office:value-type="string"><text:p text:style-name="P3"><text:span text:style-name="T9">No figures are reported yet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43"><table:table-cell table:style-name="Table1.G3" office:value-type="string"><text:p text:style-name="P3"><text:span text:style-name="T7">Education (2)</text:span></text:p></table:table-cell><table:table-cell table:style-name="Table1.G3" table:number-columns-spanned="8" office:value-type="string"><text:p text:style-name="P3"><text:span text:style-name="T9">No figures are reported yet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43"><table:table-cell table:style-name="Table1.G3" office:value-type="string"><text:p text:style-name="P3"><text:span text:style-name="T7">Education (3)</text:span></text:p></table:table-cell><table:table-cell table:style-name="Table1.G3" table:number-columns-spanned="8" office:value-type="string"><text:p text:style-name="P3"><text:span text:style-name="T9">No figures are reported yet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43"><table:table-cell table:style-name="Table1.G3" office:value-type="string"><text:p text:style-name="P3"><text:span text:style-name="T7">Education (4)</text:span></text:p></table:table-cell><table:table-cell table:style-name="Table1.G3" table:number-columns-spanned="8" office:value-type="string"><text:p text:style-name="P3"><text:span text:style-name="T9"><text:s/>Boys: 52%, Girls: 48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43"><table:table-cell table:style-name="Table1.G3" office:value-type="string"><text:p text:style-name="P3"><text:span text:style-name="T7">Education (5)</text:span></text:p></table:table-cell><table:table-cell table:style-name="Table1.G3" table:number-columns-spanned="8" office:value-type="string"><text:p text:style-name="P3"><text:span text:style-name="T9"><text:s/>Boys: 51%, Girls: 49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43"><table:table-cell table:style-name="Table1.G3" office:value-type="string"><text:p text:style-name="P3"><text:span text:style-name="T7">Education (6): 6)</text:span></text:p></table:table-cell><table:table-cell table:style-name="Table1.G3" table:number-columns-spanned="8" office:value-type="string"><text:p text:style-name="P3"><text:span text:style-name="T9"><text:s/>Boys: 52%, Girls: 48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43"><table:table-cell table:style-name="Table1.G3" office:value-type="string"><text:p text:style-name="P3"><text:span text:style-name="T7">Education (7): 7)</text:span></text:p></table:table-cell><table:table-cell table:style-name="Table1.G3" table:number-columns-spanned="8" office:value-type="string"><text:p text:style-name="P3"><text:span text:style-name="T9">No figures are reported yet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43"><table:table-cell table:style-name="Table1.G3" office:value-type="string"><text:p text:style-name="P3"><text:span text:style-name="T7">Education (8)</text:span></text:p></table:table-cell><table:table-cell table:style-name="Table1.G3" table:number-columns-spanned="8" office:value-type="string"><text:p text:style-name="P3"><text:span text:style-name="T9"><text:s/>Boys: 52%, Girls: 48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43"><table:table-cell table:style-name="Table1.G3" office:value-type="string"><text:p text:style-name="P3"><text:span text:style-name="T6">CHILD PROTECTION (1)</text:span><text:span text:style-name="T9">1)</text:span></text:p></table:table-cell><table:table-cell table:style-name="Table1.G3" table:number-columns-spanned="8" office:value-type="string"><text:p text:style-name="P3"><text:span text:style-name="T9">Boys: 51%, Girls: 49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5"><table:table-cell table:style-name="Table1.G3" office:value-type="string"><text:p text:style-name="P3"><text:span text:style-name="T6">CHILD PROTECTION (2)</text:span><text:span text:style-name="T9">2)</text:span></text:p></table:table-cell><table:table-cell table:style-name="Table1.G3" table:number-columns-spanned="8" office:value-type="string"><text:p text:style-name="P3"><text:span text:style-name="T9">Boys: 63%, Girls: 37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5"><table:table-cell table:style-name="Table1.G3" office:value-type="string"><text:p text:style-name="P3"><text:span text:style-name="T6">SGBV (1)3</text:span><text:span text:style-name="T9">)</text:span></text:p></table:table-cell><table:table-cell table:style-name="Table1.G3" table:number-columns-spanned="8" office:value-type="string"><text:p text:style-name="P3"><text:span text:style-name="T9"><text:s/>Boys: 4%, Girls: 96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54"><table:table-cell table:style-name="Table1.G3" office:value-type="string"><text:p text:style-name="P8"><text:span text:style-name="T10">WATER, SANITATION, AND HYGIENE (1)</text:span><text:span text:style-name="T11">1)</text:span></text:p></table:table-cell><table:table-cell table:style-name="Table1.G3" table:number-columns-spanned="8" office:value-type="string"><text:p text:style-name="P8"><text:span text:style-name="T11">Boys: 0%, Girls: 0%, Female: 0%, Male: 0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G3" office:value-type="string"><text:p text:style-name="P8"><text:span text:style-name="T10">WATER, SANITATION, AND HYGIENE (2)</text:span><text:span text:style-name="T11">2)</text:span></text:p></table:table-cell><table:table-cell table:style-name="Table1.G3" table:number-columns-spanned="8" office:value-type="string"><text:p text:style-name="P8"><text:span text:style-name="T11">Boys: 0%, Girls: 0%, Female: 0%, Male: 0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G3" office:value-type="string"><text:p text:style-name="P8"><text:span text:style-name="T10">WATER, SANITATION, AND HYGIENE (3)</text:span><text:span text:style-name="T11">3)</text:span></text:p></table:table-cell><table:table-cell table:style-name="Table1.G3" table:number-columns-spanned="8" office:value-type="string"><text:p text:style-name="P8"><text:span text:style-name="T11">No figures are reported yet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29"><table:table-cell table:style-name="Table1.G3" office:value-type="string"><text:p text:style-name="P8"><text:span text:style-name="T10">WATER, SANITATION, AND HYGIENE (4)</text:span><text:span text:style-name="T11">4)</text:span></text:p></table:table-cell><table:table-cell table:style-name="Table1.G3" table:number-columns-spanned="8" office:value-type="string"><text:p text:style-name="P8"><text:span text:style-name="T11">Boys: 0%, Girls: 0%, Female: 55%, Male: 45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5"><table:table-cell table:style-name="Table1.G3" office:value-type="string"><text:p text:style-name="P3"><text:span text:style-name="T6">HEALTH AND NUTRITION (1)</text:span><text:span text:style-name="T9">1)</text:span></text:p></table:table-cell><table:table-cell table:style-name="Table1.G3" table:number-columns-spanned="8" office:value-type="string"><text:p text:style-name="P3"><text:span text:style-name="T9">Male: 50%, Female: 50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5"><table:table-cell table:style-name="Table1.G3" office:value-type="string"><text:p text:style-name="P3"><text:span text:style-name="T6">HEALTH AND NUTRITION (2)</text:span><text:span text:style-name="T9">2)</text:span></text:p></table:table-cell><table:table-cell table:style-name="Table1.G3" table:number-columns-spanned="8" office:value-type="string"><text:p text:style-name="P3"><text:span text:style-name="T9">Male: 0%, Female: 0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5"><table:table-cell table:style-name="Table1.G3" office:value-type="string"><text:p text:style-name="P3"><text:span text:style-name="T6">HEALTH AND NUTRITION (3)3)</text:span></text:p></table:table-cell><table:table-cell table:style-name="Table1.G3" table:number-columns-spanned="8" office:value-type="string"><text:p text:style-name="P3"><text:span text:style-name="T9">Male: 0%, Female: 0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29"><table:table-cell table:style-name="Table1.G3" office:value-type="string"><text:p text:style-name="P3"><text:span text:style-name="T6">ADOLESCENTS AND YOUTH (1)</text:span><text:span text:style-name="T8">1)</text:span></text:p></table:table-cell><table:table-cell table:style-name="Table1.G3" table:number-columns-spanned="8" office:value-type="string"><text:p text:style-name="P3"><text:span text:style-name="T9">Male: 33%, Female: 58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5"><table:table-cell table:style-name="Table1.G3" office:value-type="string"><text:p text:style-name="P3"><text:span text:style-name="T6">ADOLESCENTS AND YOUTH (2)</text:span><text:span text:style-name="T8">2)</text:span></text:p></table:table-cell><table:table-cell table:style-name="Table1.G3" table:number-columns-spanned="8" office:value-type="string"><text:p text:style-name="P3"><text:span text:style-name="T9">Male: 49%, Female: 51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5"><table:table-cell table:style-name="Table1.G3" office:value-type="string"><text:p text:style-name="P3"><text:span text:style-name="T6">ADOLESCENTS AND YOUTH (3)</text:span><text:span text:style-name="T8">3)</text:span></text:p></table:table-cell><table:table-cell table:style-name="Table1.G3" table:number-columns-spanned="8" office:value-type="string"><text:p text:style-name="P3"><text:span text:style-name="T9">Male: 40%, Female: 60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G3" office:value-type="string"><text:p text:style-name="P3"><text:span text:style-name="T6">ADOLESCENTS AND YOUTH (4)</text:span><text:span text:style-name="T8">4)</text:span></text:p></table:table-cell><table:table-cell table:style-name="Table1.G3" table:number-columns-spanned="8" office:value-type="string"><text:p text:style-name="P3"><text:span text:style-name="T8">Male: 58%, Female: 42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G3" office:value-type="string"><text:p text:style-name="P3"><text:span text:style-name="T6">SOCIAL POLICY, BASIC NEEDS (1)</text:span><text:span text:style-name="T8">1)</text:span></text:p></table:table-cell><table:table-cell table:style-name="Table1.G3" table:number-columns-spanned="8" office:value-type="string"><text:p text:style-name="P3"><text:span text:style-name="T8">No figures are reported yet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G3" office:value-type="string"><text:p text:style-name="P3"><text:span text:style-name="T6">PALESTINIAN PROGRAMME (1)2)</text:span></text:p></table:table-cell><table:table-cell table:style-name="Table1.G3" table:number-columns-spanned="8" office:value-type="string"><text:p text:style-name="P3"><text:span text:style-name="T8">Boys: 54%, Girls: 46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G3" office:value-type="string"><text:p text:style-name="P3"><text:span text:style-name="T6">PALESTINIAN PROGRAMME (2)</text:span><text:span text:style-name="T9">1)</text:span></text:p></table:table-cell><table:table-cell table:style-name="Table1.G3" table:number-columns-spanned="8" office:value-type="string"><text:p text:style-name="P3"><text:span text:style-name="T8">Boys: 44%, Girls: 56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G3" office:value-type="string"><text:p text:style-name="P3"><text:span text:style-name="T6">PALESTINIAN PROGRAMME (3)</text:span><text:span text:style-name="T8"> 1)</text:span></text:p></table:table-cell><table:table-cell table:style-name="Table1.G3" table:number-columns-spanned="8" office:value-type="string"><text:p text:style-name="P3"><text:span text:style-name="T8">Boys: 48%, Girls: 52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G3" office:value-type="string"><text:p text:style-name="P3"><text:span text:style-name="T6">PALESTINIAN PROGRAMME (4)</text:span><text:span text:style-name="T8"> 2)</text:span></text:p></table:table-cell><table:table-cell table:style-name="Table1.G3" table:number-columns-spanned="8" office:value-type="string"><text:p text:style-name="P3"><text:span text:style-name="T8">Boys: 51%, Girls: 49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35"><table:table-cell table:style-name="Table1.G3" office:value-type="string"><text:p text:style-name="P3"><text:span text:style-name="T6">PALESTINIAN PROGRAMME (5)</text:span><text:span text:style-name="T8"> 3)</text:span></text:p></table:table-cell><table:table-cell table:style-name="Table1.G3" table:number-columns-spanned="8" office:value-type="string"><text:p text:style-name="P3"><text:span text:style-name="T8">Boys: 54%, Girls: 46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71"><table:table-cell table:style-name="Table1.G3" office:value-type="string"><text:p text:style-name="P3"><text:span text:style-name="T6">PALESTINIAN PROGRAMME (6)</text:span><text:span text:style-name="T8"> 4)</text:span></text:p></table:table-cell><table:table-cell table:style-name="Table1.G3" table:number-columns-spanned="8" office:value-type="string"><text:p text:style-name="P3"><text:span text:style-name="T8">Boys: 41%, Girls: 59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71"><table:table-cell table:style-name="Table1.G3" office:value-type="string"><text:p text:style-name="P3"><text:span text:style-name="T6">PALESTINIAN PROGRAMME (7)</text:span><text:span text:style-name="T8"> 5)</text:span></text:p></table:table-cell><table:table-cell table:style-name="Table1.G3" table:number-columns-spanned="8" office:value-type="string"><text:p text:style-name="P3"><text:span text:style-name="T8">Boys: 0%, Girls: 0%. <text:line-break/>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71"><table:table-cell table:style-name="Table1.G3" office:value-type="string"><text:p text:style-name="P3"><text:span text:style-name="T6">PALESTINIAN PROGRAMME (8)</text:span><text:span text:style-name="T8"> 6)</text:span></text:p></table:table-cell><table:table-cell table:style-name="Table1.G3" table:number-columns-spanned="8" office:value-type="string"><text:p text:style-name="P3"><text:span text:style-name="T8">No figures are reported yet</text:span></text:p></table:table-cell><table:covered-table-cell/><table:covered-table-cell/><table:covered-table-cell/><table:covered-table-cell/><table:covered-table-cell/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rbel1" svg:font-family="Corbel" style:font-family-generic="system" style:font-pitch="variable"/>
    <style:font-face style:name="Lucida Grande1" svg:font-family="'Lucida Grande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0pt" style:language-asian="ja" style:country-asian="JP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fr" fo:country="FR" style:letter-kerning="true" style:font-name-asian="ＭＳ 明朝" style:font-size-asian="10pt" style:language-asian="ja" style:country-asian="JP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GB" style:letter-kerning="false" style:font-name-asian="ＭＳ 明朝" style:font-family-asian="'ＭＳ 明朝'" style:font-family-generic-asian="system" style:font-pitch-asian="variable" style:font-size-asian="12pt" style:language-asian="ja" style:country-asian="JP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e65b0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15in" fo:margin-right="0in" fo:keep-together="always" fo:text-indent="0in" style:auto-text-indent="false" fo:keep-with-next="always"/>
      <style:text-properties fo:text-transform="uppercase" fo:color="#ffffff" style:font-name="Arial" fo:font-family="Arial" style:font-family-generic="roman" style:font-pitch="variable" fo:font-size="8pt" fo:language="en" fo:country="US" style:font-name-asian="ＭＳ ゴシック" style:font-family-asian="'ＭＳ ゴシック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Header_20_and_20_Footer" style:display-name="Header and Footer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Sidebar_20_Text" style:display-name="Sidebar Text" style:family="paragraph" style:parent-style-name="Standard" style:default-outline-level="">
      <style:paragraph-properties fo:margin-left="-0.15in" fo:margin-right="-0.1in" fo:margin-top="0in" fo:margin-bottom="0.1252in" loext:contextual-spacing="false" fo:text-indent="0in" style:auto-text-indent="false"/>
      <style:text-properties fo:color="#262626" fo:font-size="8pt" fo:language="en" fo:country="US" style:font-name-asian="Cambria1" style:font-family-asian="Cambria" style:font-family-generic-asian="system" style:font-pitch-asian="variable" style:font-size-asian="8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252in" loext:contextual-spacing="true" fo:text-indent="0in" style:auto-text-indent="false"/>
      <style:text-properties fo:color="#262626" fo:font-size="9pt" fo:language="en" fo:country="US" style:font-name-asian="Cambria1" style:font-family-asian="Cambria" style:font-family-generic-asian="system" style:font-pitch-asian="variable" style:font-size-asian="9pt" style:language-asian="en" style:country-asian="US" style:font-size-complex="11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GB" style:letter-kerning="false" style:font-name-asian="ＭＳ 明朝" style:font-family-asian="'ＭＳ 明朝'" style:font-family-generic-asian="system" style:font-pitch-asian="variable" style:font-size-asian="12pt" style:language-asian="ja" style:country-asian="JP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Title" style:family="paragraph" style:parent-style-name="Standard" style:next-style-name="Standard" style:default-outline-level="" style:class="chapter">
      <style:paragraph-properties fo:margin-left="0in" fo:margin-right="0.15in" fo:margin-top="0.2083in" fo:margin-bottom="0in" loext:contextual-spacing="true" fo:text-align="end" style:justify-single-word="false" fo:text-indent="0in" style:auto-text-indent="false"/>
      <style:text-properties fo:color="#ffffff" style:font-name="Arial" fo:font-family="Arial" style:font-family-generic="roman" style:font-pitch="variable" fo:font-size="36pt" fo:letter-spacing="0.0035in" fo:language="en" fo:country="US" style:letter-kerning="true" style:font-name-asian="ＭＳ ゴシック" style:font-family-asian="'ＭＳ ゴシック'" style:font-family-generic-asian="system" style:font-pitch-asian="variable" style:font-size-asian="36pt" style:language-asian="en" style:country-asian="US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left="0in" fo:margin-right="0.15in" fo:margin-top="0in" fo:margin-bottom="0.1252in" loext:contextual-spacing="false" fo:text-align="end" style:justify-single-word="false" fo:text-indent="0in" style:auto-text-indent="false"/>
      <style:text-properties fo:color="#ffffff" style:font-name="Arial" fo:font-family="Arial" style:font-family-generic="roman" style:font-pitch="variable" fo:font-size="26pt" fo:letter-spacing="0.0102in" fo:language="en" fo:country="US" style:font-name-asian="ＭＳ ゴシック" style:font-family-asian="'ＭＳ ゴシック'" style:font-family-generic-asian="system" style:font-pitch-asian="variable" style:font-size-asian="26pt" style:language-asian="en" style:country-asian="US" style:font-name-complex="Times New Roman1" style:font-family-complex="'Times New Roman'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in" fo:margin-bottom="0.0417in" loext:contextual-spacing="false" fo:text-align="start" style:justify-single-word="false" fo:orphans="2" fo:widows="2" style:writing-mode="lr-tb"/>
      <style:text-properties fo:color="#262626" style:font-name="Cambria" fo:font-family="Cambria" style:font-family-generic="roman" style:font-pitch="variable" fo:font-size="1pt" fo:language="en" fo:country="US" style:letter-kerning="false" style:font-name-asian="Cambria1" style:font-family-asian="Cambria" style:font-family-generic-asian="system" style:font-pitch-asian="variable" style:font-size-asian="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0" style:font-name="Corbel" fo:font-family="Corbel" style:font-family-generic="roman" style:font-pitch="variable" fo:font-size="12pt" fo:language="en" fo:country="GB" style:letter-kerning="false" style:font-name-asian="ＭＳ 明朝" style:font-family-asian="'ＭＳ 明朝'" style:font-family-generic-asian="system" style:font-pitch-asian="variable" style:font-size-asian="12pt" style:language-asian="ja" style:country-asian="JP" style:font-name-complex="Corbel1" style:font-family-complex="Corbel" style:font-family-generic-complex="system" style:font-pitch-complex="variable" style:font-size-complex="12pt" style:language-complex="ar" style:country-complex="SA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Endnote_20_Symbol" style:display-name="Endnote Symbol" style:family="paragraph" style:parent-style-name="Standard" style:default-outline-level="">
      <style:text-properties fo:font-size="10pt" style:font-size-asian="10pt" style:font-size-complex="10pt"/>
    </style:style>
    <style:style style:name="UNHCR_5f_content_5f_text" style:display-name="UNHCR_content_text" style:family="paragraph" style:parent-style-name="Standard" style:default-outline-level="">
      <style:paragraph-properties fo:margin-top="0in" fo:margin-bottom="0.0693in" loext:contextual-spacing="false"/>
      <style:text-properties fo:color="#404040" style:font-name="Calibri" fo:font-family="Calibri" style:font-family-generic="roman" style:font-pitch="variable" fo:font-size="10pt" fo:language="fr" fo:country="FR" style:font-size-asian="10pt" style:font-size-complex="10pt"/>
    </style:style>
    <style:style style:name="Text" style:family="paragraph" style:parent-style-name="Standard" style:default-outline-level="" style:class="extra">
      <style:paragraph-properties fo:margin-top="0in" fo:margin-bottom="0.1665in" loext:contextual-spacing="false" fo:line-height="0.25in" fo:text-align="justify" style:justify-single-word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GB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_20_Char" style:display-name="List Paragraph Char" style:family="text">
      <style:text-properties fo:color="#262626" fo:font-size="9pt" fo:language="en" fo:country="US" style:font-name-asian="Cambria1" style:font-family-asian="Cambria" style:font-family-generic-asian="system" style:font-pitch-asian="variable" style:font-size-asian="9pt" style:language-asian="en" style:country-asian="US" style:font-size-complex="11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fo:language="en" fo:country="GB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text-transform="uppercase" fo:color="#ffffff" style:font-name="Arial" fo:font-family="Arial" style:font-family-generic="roman" style:font-pitch="variable" fo:font-size="8pt" fo:language="en" fo:country="US" style:font-name-asian="ＭＳ ゴシック" style:font-family-asian="'ＭＳ ゴシック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itle_20_Char" style:display-name="Title Char" style:family="text" style:parent-style-name="Default_20_Paragraph_20_Font">
      <style:text-properties fo:color="#ffffff" style:font-name="Arial" fo:font-family="Arial" style:font-family-generic="roman" style:font-pitch="variable" fo:font-size="36pt" fo:letter-spacing="0.0035in" fo:language="en" fo:country="US" style:letter-kerning="true" style:font-name-asian="ＭＳ ゴシック" style:font-family-asian="'ＭＳ ゴシック'" style:font-family-generic-asian="system" style:font-pitch-asian="variable" style:font-size-asian="36pt" style:language-asian="en" style:country-asian="US" style:font-name-complex="Times New Roman1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ffffff" style:font-name="Arial" fo:font-family="Arial" style:font-family-generic="roman" style:font-pitch="variable" fo:font-size="26pt" fo:letter-spacing="0.0102in" fo:language="en" fo:country="US" style:font-name-asian="ＭＳ ゴシック" style:font-family-asian="'ＭＳ ゴシック'" style:font-family-generic-asian="system" style:font-pitch-asian="variable" style:font-size-asian="26pt" style:language-asian="en" style:country-asian="US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1_20_Char" style:display-name="Heading 1 Char" style:family="text" style:parent-style-name="Default_20_Paragraph_20_Font">
      <style:text-properties fo:color="#e65b01" style:font-name="Calibri" fo:font-family="Calibri" style:font-family-generic="roman" style:font-pitch="variable" fo:font-size="14pt" fo:language="en" fo:country="GB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d2611c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language="en" fo:country="GB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fo:language="en" fo:country="GB" style:font-size-asian="10.5pt" style:font-size-complex="10.5pt"/>
    </style:style>
    <style:style style:name="No_20_Spacing_20_Char" style:display-name="No Spacing Char" style:family="text">
      <style:text-properties fo:color="#262626" fo:font-size="1pt" fo:language="en" fo:country="US" style:font-name-asian="Cambria1" style:font-family-asian="Cambria" style:font-family-generic-asian="system" style:font-pitch-asian="variable" style:font-size-asian="1pt" style:language-asian="en" style:country-asian="US" style:font-size-complex="11pt"/>
    </style:style>
    <style:style style:name="st1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language="en" fo:country="GB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HCR_5f_content_5f_text_20_Char" style:display-name="UNHCR_content_text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Document_20_Map_20_Char" style:display-name="Document Map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orbel" style:font-name-complex="Times New Roman1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5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17in" fo:margin-left="0in" fo:margin-right="0in" fo:margin-bottom="0.352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page-number text:select-page="current">1</text:page-number></text:span></text:p>
        <text:p text:style-name="Footer"><text:span text:style-name="MT2">2020 HP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5:22:00</meta:creation-date>
    <meta:initial-creator>UNICEF</meta:initial-creator>
    <dc:language>en-US</dc:language>
    <meta:print-date>2019-02-28T09:10:00</meta:print-date>
    <dc:date>2021-03-03T10:39:59</dc:date>
    <meta:editing-cycles>94</meta:editing-cycles>
    <dc:subject>Syria Crisis</dc:subject>
    <meta:editing-duration>P1DT1H20M</meta:editing-duration>
    <meta:generator>LibreOffice/5.3.6.1$Linux_X86_64 LibreOffice_project/30$Build-1</meta:generator>
    <meta:document-statistic meta:table-count="1" meta:image-count="0" meta:object-count="0" meta:page-count="1" meta:paragraph-count="292" meta:word-count="879" meta:character-count="5170" meta:non-whitespace-character-count="4529"/>
    <meta:user-defined meta:name="AppVersion">15.0000</meta:user-defined>
    <meta:user-defined meta:name="Company">UNICEF</meta:user-defined>
    <meta:user-defined meta:name="contentStatus">Monthly humanitarian situation report</meta:user-defined>
    <meta:template xlink:type="simple" xlink:actuate="onRequest" xlink:title="Normal.dotm" xlink:href=""/>
  </office:meta>
</office:document-meta>
</file>